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85c99" officeooo:paragraph-rsid="00085c99" style:font-weight-asian="bold" style:font-weight-complex="bold"/>
    </style:style>
    <style:style style:name="P2" style:family="paragraph" style:parent-style-name="Standard">
      <style:text-properties fo:font-size="20pt" fo:font-weight="normal" officeooo:rsid="00085c99" officeooo:paragraph-rsid="00085c99" style:font-size-asian="17.5pt" style:font-weight-asian="normal" style:font-size-complex="20pt" style:font-weight-complex="normal"/>
    </style:style>
    <style:style style:name="T1" style:family="text">
      <style:text-properties fo:font-weight="normal" style:font-weight-asian="normal" style:font-weight-complex="normal"/>
    </style:style>
    <style:style style:name="T2" style:family="text">
      <style:text-properties fo:language="is" fo:country="IS"/>
    </style:style>
    <style:style style:name="T3" style:family="text">
      <style:text-properties fo:language="is" fo:country="I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kefni Kaflar 1 til 8</text:p>
      <text:p text:style-name="P1"/>
      <text:p text:style-name="P1">1. <text:span text:style-name="T1">Höskuldur segir honum að gera þad og finnur konu handa honum og spyr fyrir hann. Hoskuldur segir honum a leid a þing að hann eigi að fara að gifta sig og að Höskuldur er með goða hugmynd um konu handa honum, Hoskuldur fer fyrir hann og spyr Mörð fyrir hönd hans og semur fyrir hann. Hrutur ræður ekki framvinndu eigins lífs eins og sja má á sammskiptum hans við Höskuld á Íslandi og Gunnhildi í Noreigi.</text:span></text:p>
      <text:p text:style-name="P1">2. <text:span text:style-name="T1">Það er mjög skýr hjúskapaskylda sem Hrútur nær ekki að uppfylla og þessvegna vill hún fá skilnað.</text:span></text:p>
      <text:p text:style-name="P1">3. <text:span text:style-name="T1">Gunnhildur er gerandinn þar sem að hún tekur hann og sefur hjá honum þegar hann kemur til Noreigs en hún er ekki ein að sök þar sem hann á að vera trúr, Unnur er mesti þolandinn þar sem hún verður fyrir mestum þjáningum af sambandi hennar og Hrúts.</text:span></text:p>
      <text:p text:style-name="P1">4. <text:span text:style-name="T3"><text:s/>vaenn madur, mikill og sterkur, veig vel og hogvaer i skapi, manna vitrastur, hagradur vid vini sina en tillagodur hinna starri mala</text:span></text:p>
      <text:p text:style-name="P1"><text:span text:style-name="T2">5. </text:span><text:span text:style-name="T3">Honum gat ekki risið hold til að gera hana ólétta</text:span></text:p>
      <text:p text:style-name="P1"><text:span text:style-name="T2">6. </text:span><text:span text:style-name="T3">Hrútur skorar á Mörð og leggur undir tvöfaldann heimamundinn en Mörður vill ekki berjast við Hrút þar sem hann vissi að hann mundi tapa.</text:span></text:p>
      <text:p text:style-name="P1"><text:span text:style-name="T3"/></text:p>
      <text:p text:style-name="P1"><text:span text:style-name="T3">Það er ekki sæmd að því að fylja ekki berjast og Mörður sýndi ekki sæmd þarna og hlítur mikil svínvirðing a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8:18:29.083601263</meta:creation-date>
    <dc:date>2016-08-25T08:34:58.911520822</dc:date>
    <meta:editing-duration>PT16M30S</meta:editing-duration>
    <meta:editing-cycles>1</meta:editing-cycles>
    <meta:document-statistic meta:table-count="0" meta:image-count="0" meta:object-count="0" meta:page-count="1" meta:paragraph-count="8" meta:word-count="229" meta:character-count="1216" meta:non-whitespace-character-count="994"/>
    <meta:generator>LibreOffice/5.0.5.2$Linux_X86_64 LibreOffice_project/00m0$Build-2</meta:generator>
  </office:meta>
</office:document-meta>
</file>